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6089B2FDBDD100E.png" manifest:media-type="image/png"/>
  <manifest:file-entry manifest:full-path="Pictures/100000000000055600000300E79D73BC4E8D49A1.png" manifest:media-type="image/png"/>
  <manifest:file-entry manifest:full-path="Pictures/100000000000055600000300BC59467D2E97C1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e60e" officeooo:paragraph-rsid="0008e60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width="17cm" svg:height="9.557cm" draw:z-index="0"><draw:image xlink:href="Pictures/100000000000055600000300BC59467D2E97C17B.png" xlink:type="simple" xlink:show="embed" xlink:actuate="onLoad"/></draw:frame></text:p>
      <text:p text:style-name="P1"/>
      <text:p text:style-name="P1">2.</text:p>
      <text:p text:style-name="P1"><draw:frame draw:style-name="fr2" draw:name="Image2" text:anchor-type="paragraph" svg:width="18.814cm" svg:height="10.576cm" draw:z-index="1"><draw:image xlink:href="Pictures/100000000000055600000300E79D73BC4E8D49A1.png" xlink:type="simple" xlink:show="embed" xlink:actuate="onLoad"/></draw:frame></text:p>
      <text:p text:style-name="P1">3 AND 4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3" text:anchor-type="paragraph" svg:width="18.81cm" svg:height="10.575cm" draw:z-index="2"><draw:image xlink:href="Pictures/10000000000005560000030056089B2FDBDD10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21:55:44.905794023</meta:creation-date>
    <dc:date>2019-01-05T21:58:23.452774752</dc:date>
    <meta:editing-duration>PT2M38S</meta:editing-duration>
    <meta:editing-cycles>1</meta:editing-cycles>
    <meta:generator>LibreOffice/5.1.6.2$Linux_X86_64 LibreOffice_project/10m0$Build-2</meta:generator>
    <meta:document-statistic meta:table-count="0" meta:image-count="3" meta:object-count="0" meta:page-count="2" meta:paragraph-count="3" meta:word-count="5" meta:character-count="12" meta:non-whitespace-character-count="10"/>
  </office:meta>
</office:document-meta>
</file>